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officeooo:paragraph-rsid="0004eb8a" style:font-size-asian="16pt" style:font-weight-asian="bold" style:font-size-complex="16pt" style:font-weight-complex="bold"/>
    </style:style>
    <style:style style:name="P3" style:family="paragraph" style:parent-style-name="Standard">
      <style:text-properties fo:font-size="12pt" fo:font-weight="normal" officeooo:paragraph-rsid="0004eb8a" style:font-size-asian="12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bold" officeooo:paragraph-rsid="0004eb8a"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ysis of suicides in India from 2001-2012 on the basis of causes, means and status of the victims.</text:p>
      <text:p text:style-name="P2"/>
      <text:p text:style-name="P5">Context</text:p>
      <text:p text:style-name="P3">This data set contains yearly suicide detail of all the states/u.t of India by various parameters from 2001 to 2012.</text:p>
      <text:p text:style-name="P3"/>
      <text:p text:style-name="P5">Content</text:p>
      <text:p text:style-name="P3">Time Period: 2001 - 2012 Granularity: Yearly Location: States and U.T's of India</text:p>
      <text:p text:style-name="P3"/>
      <text:p text:style-name="P5">Parameters:</text:p>
      <text:p text:style-name="P3"/>
      <text:p text:style-name="P3">a) Suicide causes b) Education status c) By means adopted d) Professional profile e) Social status</text:p>
      <text:p text:style-name="P3"/>
      <text:p text:style-name="P5">Acknowledgements</text:p>
      <text:p text:style-name="P3">National Crime Records Bureau (NCRB), Govt of India has shared this dataset under Govt. Open Data License - India. NCRB has also shared the historical data on their website</text:p>
      <text:p text:style-name="P4"/>
      <text:p text:style-name="P1"/>
      <text:p text:style-name="P1">Regional trends</text:p>
      <text:p text:style-name="Standard">The southern states of Kerala, Karnataka, Andhra Pradesh and Tamil Nadu along with eastern states of West Bengal, Tripura and Mizoram have a suicide rate of greater than 16 while it is less than 4 in Punjab, Uttar Pradesh and Bihar.Puducherry reported the highest suicide rate at 36.8 per 100,000 people, followed by Sikkim, Tamil Nadu and Kerala. The lowest suicide rates were reported in Bihar (0.8 per 100,000), followed by Nagaland and Manipur.</text:p>
      <text:p text:style-name="Standard"/>
      <text:p text:style-name="P1">Age and suicide in India</text:p>
      <text:p text:style-name="Standard">In India, about 46,000 suicides occurred each in 15–29 and 30–44 age groups in 2012 – or about 34% each of all suicides.</text:p>
      <text:p text:style-name="Standard"/>
      <text:p text:style-name="P1">Method of suicide in India</text:p>
      <text:p text:style-name="Standard">Poisoning (33%), hanging (26%) and self-immolation (9%) were the primary methods used to die by suicide in 2012.</text:p>
      <text:p text:style-name="Standard"/>
      <text:p text:style-name="P1">Literacy</text:p>
      <text:p text:style-name="Standard">In 2012, 80% of the suicide victims were literate, higher than the national average literacy rate of 74%.</text:p>
      <text:p text:style-name="Standard"/>
      <text:p text:style-name="P1">Suicide in cities</text:p>
      <text:p text:style-name="Standard">There were 19,120 suicides in India's largest 53 cities. In the year 2012, Chennai reported the highest total number of suicides at 2,183, followed by Bengaluru (1,989), Delhi (1,397) and Mumbai (1,296). Jabalpur (Madhya Pradesh) followed by Kollam (Kerala) reported the highest rate of suicides at 45.1 and 40.5 per 100,000 people respectively, about 4 times higher than national average rate.[9] There is a wide variation in suicide rates, year to year, among Indian cities.</text:p>
      <text:p text:style-name="Standard"/>
      <text:p text:style-name="P1">Gender</text:p>
      <text:p text:style-name="Standard">On average, males suicide rate is twice that of females.However, there is a wide variation in this ratio at the regional level. West Bengal reported 6,277 female suicides, the highest amongst all states of India, and a ratio of male to female suicides at 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20:44:18.656076526</meta:creation-date>
    <dc:date>2019-04-12T21:18:02.144985253</dc:date>
    <meta:editing-duration>PT15M17S</meta:editing-duration>
    <meta:editing-cycles>2</meta:editing-cycles>
    <meta:generator>LibreOffice/6.0.7.3$Linux_X86_64 LibreOffice_project/00m0$Build-3</meta:generator>
    <meta:document-statistic meta:table-count="0" meta:image-count="0" meta:object-count="0" meta:page-count="1" meta:paragraph-count="21" meta:word-count="371" meta:character-count="2224" meta:non-whitespace-character-count="1875"/>
  </office:meta>
</office:document-meta>
</file>